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83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haincode331</text:p>
          </table:table-cell>
          <table:table-cell office:value-type="string" calcext:value-type="string">
            <text:p>chaincode331check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5707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43C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-5441-032211-11171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+4233A24151457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7654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-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755555544535+444433b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56-4555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+442531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5A7705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table:number-columns-repeated="2"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5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table:number-columns-repeated="2"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+32+2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-465544331111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570a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1535346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437266460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67341105a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5A5b354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2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+657+50A+712A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5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64A+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+45362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555555-555C444-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-4+43254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35655</text:p>
          </table:table-cell>
          <table:table-cell office:value-type="string" calcext:value-type="string">
            <text:p>4b-35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44-4+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5555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6754-3+452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5B667144+3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-5+444221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7A55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-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5A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570554A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+33C5453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534244342642313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655C55-4433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677557-646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-145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+42433252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-535B750+56+7071-123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0605c4-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4534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55645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5A5355b444-4433+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-4+334-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-354331-10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66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-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4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A15-4b+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7A55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324-3245-53+765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4-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4545b54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+32413455765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+335-6-7+4+443+252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-46555-432C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+4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5455-443+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5a-65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601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646b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A-5554444-44443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05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-55534+353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57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+35252+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+252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-15156+6554-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55A5-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+433+3456+2+1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5644-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+3355321311-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2235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655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6+47645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-4+342256-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+2543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75-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-35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3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4C57556+700-00-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6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665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56+6767555545b+444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65775011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+3424-332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4546765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+32232A1-11727+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+52555-547544+4333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26545224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-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654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-4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+225-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655A55555444444444433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555554+754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64A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75455-5553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6+4706c5144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-3+5b3+2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+43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60066555-443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4+46a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3555-5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+212B1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1566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-44B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+3322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5A760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64b034025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63472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55-554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office:value-type="string" calcext:value-type="string">
            <text:p>+34112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-155-443B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02213113</text:p>
          </table:table-cell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5A-6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55C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-65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65-6445-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65755543</text:p>
          </table:table-cell>
          <table:table-cell table:style-name="Default"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7A0716535-</text:p>
          </table:table-cell>
          <table:table-cell table:style-name="Default"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5-43B54</text:p>
          </table:table-cell>
          <table:table-cell table:style-name="Default"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676554443</text:p>
          </table:table-cell>
          <table:table-cell table:style-name="Default"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555555555554444+4-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655A54-43+2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-4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-44a-4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+35244a-4444332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64A-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-53+56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535367+4044+434A</text:p>
          </table:table-cell>
          <table:table-cell table:style-name="Default"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office:value-type="string" calcext:value-type="string">
            <text:p>455</text:p>
          </table:table-cell>
          <table:table-cell table:style-name="Default" office:value-type="string" calcext:value-type="string">
            <text:p>ه</text:p>
          </table:table-cell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654-4a32</text:p>
          </table:table-cell>
          <table:table-cell table:style-name="Default"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655775400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06544c-4+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332222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4</text:p>
          </table:table-cell>
          <table:table-cell table:style-name="Default"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453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7654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755454-</text:p>
          </table:table-cell>
          <table:table-cell table:style-name="Default"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office:value-type="string" calcext:value-type="string">
            <text:p>-43+34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4b23-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46655A55444-4443+3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5A707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666a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4651-415c4640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-4b3+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-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-7a41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5A60417655555445354444-4433+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265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75701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33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765545C-5454-444433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5555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3222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+3524554B-4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65-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46605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2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424B55256706+0+7-6544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65A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5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B5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+4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7655C554-5353435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644+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6534A3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6555b55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office:value-type="string" calcext:value-type="string">
            <text:p>221111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-22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+35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+6546a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+4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office:value-type="string" calcext:value-type="string">
            <text:p>+266711112+142B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-4B63424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6342455554-5354a3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655A4554444444+45a35-44444444433+3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-4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555-5555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5A7076554-44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65c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5a34B5635544-4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+32335342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-143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2415-542+31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75542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4+4A4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25-6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54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3521243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3233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57706555-5544A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-54b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4b235b6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23A5655-5444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44555-45a455554544535-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34+533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5C6671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-124-4B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5-C5544534+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5246b3113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7+550643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342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5C45760505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555554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office:value-type="string" calcext:value-type="string">
            <text:p>430-2122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32+2A152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45-55555555C5444+4423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4423+2650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3b+24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6A05643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42B532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105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76A555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5a5555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-43245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5+6752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office:value-type="string" calcext:value-type="string">
            <text:p>156+6554+3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6545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4555-554+532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66C55-54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675444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b642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office:value-type="string" calcext:value-type="string">
            <text:p>45554+5-4566+66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+4324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655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46a7-641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40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-55A6665555443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0576444-25455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3+432222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2311-22223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5A35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766-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-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5B574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5555543+224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32421451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-04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float" office:value="421422131" calcext:value-type="float">
            <text:p>421422131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54-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-4221325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22+32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606+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4+3421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54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office:value-type="string" calcext:value-type="string">
            <text:p>2+6223-5151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57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-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23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076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65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57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4A4+1332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546356-211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a55052372011511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75066-445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4+433-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04-443+</text:p>
          </table:table-cell>
          <table:table-cell office:value-type="string" calcext:value-type="string">
            <text:p>56444-44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6454534-4+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4+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21-110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+165-54+322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452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643+24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554A3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567+7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+245352B4444444353534534447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+3345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5443244-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114-445-</text:p>
          </table:table-cell>
          <table:table-cell office:value-type="string" calcext:value-type="string">
            <text:p>2524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5b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445+B3544444+33110-0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6+7011-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646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55-555555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6665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4a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office:value-type="string" calcext:value-type="string">
            <text:p>4A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26+7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701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55654a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office:value-type="string" calcext:value-type="string">
            <text:p>34244C576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67570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3443262+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5A7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755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44A-35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+4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65C-544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43453-145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545b-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65-55555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7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45-5555+555444444-443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6665432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5b4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6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57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4A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33+</text:p>
          </table:table-cell>
          <table:table-cell office:value-type="string" calcext:value-type="string">
            <text:p>44A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22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+3+22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21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6740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6a476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41045335455-5443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office:value-type="string" calcext:value-type="string">
            <text:p>44433311A122321-2111-071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5A-235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office:value-type="string" calcext:value-type="string">
            <text:p>46223A32251a4+4-51-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5555543+224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+10b12134+4-534531+233+20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+1435241-2A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654+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5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21B0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0676445b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62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office:value-type="string" calcext:value-type="string">
            <text:p>44B755467+30012+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7a55-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-4736644052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54+5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6+7554+67474-4433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/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43+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55453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25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/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/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/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6214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4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-3+4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-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1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44+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4-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A4-43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55676001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A-4443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06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55A55444-44424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-555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555665A76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57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+55554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B3+3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43253C463645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65554-454444-4+3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5-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7555-54535-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A1514453-45333+1312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7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474-53655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3554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412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7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7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56554A-544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446676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3154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4444+4-4443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35554+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75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65A5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53+4-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A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7411-05-444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34+3A3A654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3-543+26555-443+3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+3-24+411122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32+222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a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-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65-4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4511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5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666653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4453534534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55555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40+044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521055-55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5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-50014-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+352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2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6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533+221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141212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1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2554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4423+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11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B6+45-444+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c4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4-44433+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-06-55444-4433+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355555454-44A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75a444444444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353+6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-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4252+2A2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11+0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4131443+221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4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4653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0504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55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76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-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0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+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B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43+2231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1424C4-444-535444444444-333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365A-4a4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44a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A6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B+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54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B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-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5-43+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5-1555555-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21022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3422A61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13-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+32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44-3+C3211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5-553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-755-54-43+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B10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7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4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0A4+5112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75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1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566B4554-34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76754534-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7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55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5444-4443b3+324-25211453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535-335+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3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75-4252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5-4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7246+0c-110075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54-724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-555-535+254-543332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1-1+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53167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252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5-4432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56465750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2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B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C-55554+4444444443333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0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C5655-53532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B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2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A554-432+2+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7055-4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+3+225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B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+4-0+750B65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b23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15-44+1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2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+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A2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25a-4+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-6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5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5332221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44-112+02+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-4B+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6701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-1325A6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4443+3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55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4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755555A5-544-4433+3231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6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C647+70-5-644+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+346+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6+5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5a-3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+675-143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25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C4-443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A4-5544-44444433+3222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7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3+4263543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6664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564-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15-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05567656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5432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5555545544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a3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444+32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14+22C71557+6+770-01023-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+75A4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-5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4-43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666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-5543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7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53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4B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4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4655657156+5406+0+7654+43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54244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4B523556306440+76544+2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34514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1464B5555-55554-55+444444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07654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426453+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+1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5-4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55-555555-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2225-1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51453+5672604-43+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C55544-433+225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54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+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6606555-55554535-4444333+22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030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67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5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0255675a0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-455-566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A5b4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25245-55554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55545b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50462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457-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46554-43A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2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c3242643143+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-4b3553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4-4+3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05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765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665-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553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A41-4-3115354333+3212325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65b6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5444+44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a4545544-4444444454344444-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3335453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3467555-55555-54444-443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754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3643+42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60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5-55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15-224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A152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+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4B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5605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3+3+14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70767-7-40750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7-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73414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66544-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C4215635040+6+47076543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-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755-5544-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-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5-44322B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-40a1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17+01-1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-555-4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6565A6+5-2217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B360-60765-4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4-44-676653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624715A4-5453544444354-34433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23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266544-4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55145167406400765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٢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 table:number-rows-repeated="10469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C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16T16:18:40.020112878</dc:date>
    <meta:editing-duration>P3DT11H7M16S</meta:editing-duration>
    <meta:editing-cycles>70</meta:editing-cycles>
    <meta:generator>LibreOffice/7.4.7.2$Linux_X86_64 LibreOffice_project/40$Build-2</meta:generator>
    <meta:document-statistic meta:table-count="2" meta:cell-count="3307" meta:object-count="0"/>
  </office:meta>
</office:document-meta>
</file>